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a4f" officeooo:paragraph-rsid="0017c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 Login Details</text:p>
      <text:p text:style-name="P1"/>
      <text:p text:style-name="P1">Username:- admin</text:p>
      <text:p text:style-name="P1">Password :- Test@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</meta:initial-creator>
    <meta:creation-date>2017-05-16T10:44:49.631202580</meta:creation-date>
    <dc:date>2017-05-16T10:45:43.123422059</dc:date>
    <dc:creator>Gaurav </dc:creator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55" meta:non-whitespace-character-count="50"/>
    <meta:generator>LibreOffice/4.2.3.3$Linux_X86_64 LibreOffice_project/420m0$Build-3</meta:generator>
  </office:meta>
</office:document-meta>
</file>